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429in"/>
    </style:style>
    <style:style style:name="co2" style:family="table-column">
      <style:table-column-properties fo:break-before="auto" style:column-width="1.4181in"/>
    </style:style>
    <style:style style:name="co3" style:family="table-column">
      <style:table-column-properties fo:break-before="auto" style:column-width="7.626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3398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ortug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Selector</text:p>
          </table:table-cell>
          <table:table-cell office:value-type="string">
            <text:p>Example</text:p>
          </table:table-cell>
          <table:table-cell/>
          <table:table-cell office:value-type="string">
            <text:p>CSS</text:p>
          </table:table-cell>
        </table:table-row>
        <table:table-row table:style-name="ro2">
          <table:table-cell office:value-type="string">
            <text:p>.class</text:p>
          </table:table-cell>
          <table:table-cell office:value-type="string">
            <text:p>.intro</text:p>
          </table:table-cell>
          <table:table-cell office:value-type="string">
            <text:p>Seleciona todos os elementos em que o atributo class contenha “intro”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#id</text:p>
          </table:table-cell>
          <table:table-cell office:value-type="string">
            <text:p>#firstname</text:p>
          </table:table-cell>
          <table:table-cell office:value-type="string">
            <text:p>Seleciona o elemento com id="firstname"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number-columns-repeated="2" office:value-type="string">
            <text:p>*</text:p>
          </table:table-cell>
          <table:table-cell office:value-type="string">
            <text:p>Seleciona todos os elemento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ement</text:p>
          </table:table-cell>
          <table:table-cell office:value-type="string">
            <text:p>p</text:p>
          </table:table-cell>
          <table:table-cell office:value-type="string">
            <text:p>Seleciona todos os elementos &lt;p&gt;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ement,element</text:p>
          </table:table-cell>
          <table:table-cell office:value-type="string">
            <text:p>div,p</text:p>
          </table:table-cell>
          <table:table-cell office:value-type="string">
            <text:p>Seleciona todos os elementos &lt;div&gt; e &lt;p&gt;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ement element</text:p>
          </table:table-cell>
          <table:table-cell office:value-type="string">
            <text:p>div p</text:p>
          </table:table-cell>
          <table:table-cell office:value-type="string">
            <text:p>Seleciona todos os elementos &lt;p&gt; dentro de elementos &lt;div&gt;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lement&gt;element</text:p>
          </table:table-cell>
          <table:table-cell office:value-type="string">
            <text:p>div&gt;p</text:p>
          </table:table-cell>
          <table:table-cell office:value-type="string">
            <text:p>Seleciona todos os elementos &lt;p&gt; onde o pai é &lt;div&gt;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ement+element</text:p>
          </table:table-cell>
          <table:table-cell office:value-type="string">
            <text:p>div+p</text:p>
          </table:table-cell>
          <table:table-cell office:value-type="string">
            <text:p>Seleciona todos os elementos &lt;p&gt; que são imediatamente precedido por um elemento &lt;div&gt;. Ambos devem ser irmãos.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ement1~element2</text:p>
          </table:table-cell>
          <table:table-cell office:value-type="string">
            <text:p>p~ul</text:p>
          </table:table-cell>
          <table:table-cell office:value-type="string">
            <text:p>Seleciona todos os elementos &lt;ul&gt; que são precedidos por um elemento &lt;p&gt;. Ambos devem ser irmãos.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[attribute]</text:p>
          </table:table-cell>
          <table:table-cell office:value-type="string">
            <text:p>[target]</text:p>
          </table:table-cell>
          <table:table-cell office:value-type="string">
            <text:p>Seleciona todos os elementos com um atributo “target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[attribute=value]</text:p>
          </table:table-cell>
          <table:table-cell office:value-type="string">
            <text:p>[target=_blank]</text:p>
          </table:table-cell>
          <table:table-cell office:value-type="string">
            <text:p>Seleciona todos os elementos com um atributo target=”blank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[attribute~=value]</text:p>
          </table:table-cell>
          <table:table-cell office:value-type="string">
            <text:p>[title~=flower]</text:p>
          </table:table-cell>
          <table:table-cell office:value-type="string">
            <text:p>Seleciona todos os elementos com um atributo title contendo o valor “flower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[attribute|=value]</text:p>
          </table:table-cell>
          <table:table-cell office:value-type="string">
            <text:p>[lang|=en]</text:p>
          </table:table-cell>
          <table:table-cell office:value-type="string">
            <text:p>Seleciona todos os elementos com um atributo iniciando em “en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[attribute^=value]</text:p>
          </table:table-cell>
          <table:table-cell office:value-type="string">
            <text:p>a[href^="https"]</text:p>
          </table:table-cell>
          <table:table-cell office:value-type="string">
            <text:p>Seleciona cada elemento &lt;a&gt; que contenha um atributo href iniciando com https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[attribute$=value]</text:p>
          </table:table-cell>
          <table:table-cell office:value-type="string">
            <text:p>a[href$=".pdf"]</text:p>
          </table:table-cell>
          <table:table-cell office:value-type="string">
            <text:p>Seleciona cada elemento &lt;a&gt; que contenha um atributo href terminando com .pdf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[attribute*=value]</text:p>
          </table:table-cell>
          <table:table-cell office:value-type="string">
            <text:p>a[href*="w3schools"]</text:p>
          </table:table-cell>
          <table:table-cell office:value-type="string">
            <text:p>Seleciona cada elemento &lt;a&gt; que contenha um atributo href que contenha a substring “w3schools”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active</text:p>
          </table:table-cell>
          <table:table-cell office:value-type="string">
            <text:p>a:active</text:p>
          </table:table-cell>
          <table:table-cell office:value-type="string">
            <text:p>Seleciona o elemento &lt;a&gt; que esteja ativ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::after</text:p>
          </table:table-cell>
          <table:table-cell office:value-type="string">
            <text:p>p::after</text:p>
          </table:table-cell>
          <table:table-cell office:value-type="string">
            <text:p>Insere conteúdo após cada elemento &lt;p&gt;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::before</text:p>
          </table:table-cell>
          <table:table-cell office:value-type="string">
            <text:p>p::before</text:p>
          </table:table-cell>
          <table:table-cell office:value-type="string">
            <text:p>Insere conteúdo antes de cada elemento &lt;p&gt;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:checked</text:p>
          </table:table-cell>
          <table:table-cell office:value-type="string">
            <text:p>input:checked</text:p>
          </table:table-cell>
          <table:table-cell office:value-type="string">
            <text:p>Seleciona cada elemento &lt;input&gt; que tenha o atributo checke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disabled</text:p>
          </table:table-cell>
          <table:table-cell office:value-type="string">
            <text:p>input:disabled</text:p>
          </table:table-cell>
          <table:table-cell office:value-type="string">
            <text:p>Seleciona cada elemento &lt;input&gt; que tenha o atributo disable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empty</text:p>
          </table:table-cell>
          <table:table-cell office:value-type="string">
            <text:p>p:empty</text:p>
          </table:table-cell>
          <table:table-cell office:value-type="string">
            <text:p>Seleciona cada elemento &lt;p&gt; que não tenha filhos (incluindo texto)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enabled</text:p>
          </table:table-cell>
          <table:table-cell office:value-type="string">
            <text:p>input:enabled</text:p>
          </table:table-cell>
          <table:table-cell office:value-type="string">
            <text:p>Seleciona cada elemento &lt;input&gt; que esteja ativ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first-child</text:p>
          </table:table-cell>
          <table:table-cell office:value-type="string">
            <text:p>p:first-child</text:p>
          </table:table-cell>
          <table:table-cell office:value-type="string">
            <text:p>Seleciona cada elemento &lt;p&gt; que seja o primeiro filho de um pai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::first-letter</text:p>
          </table:table-cell>
          <table:table-cell office:value-type="string">
            <text:p>p::first-letter</text:p>
          </table:table-cell>
          <table:table-cell office:value-type="string">
            <text:p>Seleciona a primeira letra de cada elemento &lt;p&gt;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::first-line</text:p>
          </table:table-cell>
          <table:table-cell office:value-type="string">
            <text:p>p::first-line</text:p>
          </table:table-cell>
          <table:table-cell office:value-type="string">
            <text:p>Seleciona a primeira linha de cada elemento &lt;p&gt;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:first-of-type</text:p>
          </table:table-cell>
          <table:table-cell office:value-type="string">
            <text:p>p:first-of-type</text:p>
          </table:table-cell>
          <table:table-cell office:value-type="string">
            <text:p>Seleciona cada elemento &lt;p&gt; que seja o primeiro elemento &lt;p&gt; de um pa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focus</text:p>
          </table:table-cell>
          <table:table-cell office:value-type="string">
            <text:p>input:focus</text:p>
          </table:table-cell>
          <table:table-cell office:value-type="string">
            <text:p>Seleciona o elemento &lt;input&gt; que esteja com o foco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:hover</text:p>
          </table:table-cell>
          <table:table-cell office:value-type="string">
            <text:p>a:hover</text:p>
          </table:table-cell>
          <table:table-cell office:value-type="string">
            <text:p>Seleciona o elemento &lt;a&gt; que esteja com o mouse sobr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:in-range</text:p>
          </table:table-cell>
          <table:table-cell office:value-type="string">
            <text:p>input:in-range</text:p>
          </table:table-cell>
          <table:table-cell office:value-type="string">
            <text:p>Seleciona elementos &lt;input&gt; com um valor entre um intervalo especifica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invalid</text:p>
          </table:table-cell>
          <table:table-cell office:value-type="string">
            <text:p>input:invalid</text:p>
          </table:table-cell>
          <table:table-cell office:value-type="string">
            <text:p>Seleciona elementos &lt;input&gt; que estejam com um valor inváli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lang(language)</text:p>
          </table:table-cell>
          <table:table-cell office:value-type="string">
            <text:p>p:lang(it)</text:p>
          </table:table-cell>
          <table:table-cell office:value-type="string">
            <text:p>Seleciona cada elemento &lt;p&gt; com o atributo lang igual a “it”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:last-child</text:p>
          </table:table-cell>
          <table:table-cell office:value-type="string">
            <text:p>p:last-child</text:p>
          </table:table-cell>
          <table:table-cell office:value-type="string">
            <text:p>Seleciona cada elemento &lt;p&gt; que seja o último filho de um pa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last-of-type</text:p>
          </table:table-cell>
          <table:table-cell office:value-type="string">
            <text:p>p:last-of-type</text:p>
          </table:table-cell>
          <table:table-cell office:value-type="string">
            <text:p>Seleciona cada elemento &lt;p&gt; que seja o último elemento &lt;p&gt; de um pa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link</text:p>
          </table:table-cell>
          <table:table-cell office:value-type="string">
            <text:p>a:link</text:p>
          </table:table-cell>
          <table:table-cell office:value-type="string">
            <text:p>Seleciona todos os elementos &lt;a&gt; ainda não visitados pelo usuário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:not(selector)</text:p>
          </table:table-cell>
          <table:table-cell office:value-type="string">
            <text:p>:not(p)</text:p>
          </table:table-cell>
          <table:table-cell office:value-type="string">
            <text:p>Seleciona cada elemento que não seja um elemento &lt;p&gt;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nth-child(n)</text:p>
          </table:table-cell>
          <table:table-cell office:value-type="string">
            <text:p>p:nth-child(2)</text:p>
          </table:table-cell>
          <table:table-cell office:value-type="string">
            <text:p>Seleciona cada elemento &lt;p&gt; que seja o segundo filho de um pa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nth-last-child(n)</text:p>
          </table:table-cell>
          <table:table-cell office:value-type="string">
            <text:p>p:nth-last-child(2)</text:p>
          </table:table-cell>
          <table:table-cell office:value-type="string">
            <text:p>Seleciona cada elemento &lt;p&gt; que seja o segundo filho de um pai, contando do último filho para o primeir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nth-last-of-type(n)</text:p>
          </table:table-cell>
          <table:table-cell office:value-type="string">
            <text:p>p:nth-last-of-type(2)</text:p>
          </table:table-cell>
          <table:table-cell office:value-type="string">
            <text:p>Seleciona cada elemento &lt;p&gt; que seja o segundo elemento &lt;p&gt; de um pai, contando do último filho para o primeir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nth-of-type(n)</text:p>
          </table:table-cell>
          <table:table-cell office:value-type="string">
            <text:p>p:nth-of-type(2)</text:p>
          </table:table-cell>
          <table:table-cell office:value-type="string">
            <text:p>Seleciona cada elemento &lt;p&gt; que seja o segundo elemento &lt;p&gt; de um pa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only-of-type</text:p>
          </table:table-cell>
          <table:table-cell office:value-type="string">
            <text:p>p:only-of-type</text:p>
          </table:table-cell>
          <table:table-cell office:value-type="string">
            <text:p>Seleciona cada elemento &lt;p&gt; que seja o único elemento &lt;p&gt; filho de um pa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only-child</text:p>
          </table:table-cell>
          <table:table-cell office:value-type="string">
            <text:p>p:only-child</text:p>
          </table:table-cell>
          <table:table-cell office:value-type="string">
            <text:p>Seleciona cada elemento &lt;p&gt; que seja o único filho de um pai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optional</text:p>
          </table:table-cell>
          <table:table-cell office:value-type="string">
            <text:p>input:optional</text:p>
          </table:table-cell>
          <table:table-cell office:value-type="string">
            <text:p>Seleciona elementos &lt;input&gt; que não tenham o atributo “required”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out-of-range</text:p>
          </table:table-cell>
          <table:table-cell office:value-type="string">
            <text:p>input:out-of-range</text:p>
          </table:table-cell>
          <table:table-cell office:value-type="string">
            <text:p>Seleciona elementos &lt;input&gt; com um valor for a do intervalo especifica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read-only</text:p>
          </table:table-cell>
          <table:table-cell office:value-type="string">
            <text:p>input:read-only</text:p>
          </table:table-cell>
          <table:table-cell office:value-type="string">
            <text:p>Seleciona elementos &lt;input&gt; com o atributo “readonly” especifica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read-write</text:p>
          </table:table-cell>
          <table:table-cell office:value-type="string">
            <text:p>input:read-write</text:p>
          </table:table-cell>
          <table:table-cell office:value-type="string">
            <text:p>Seleciona elementos &lt;input&gt; com o atributo “readonly” não especifica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required</text:p>
          </table:table-cell>
          <table:table-cell office:value-type="string">
            <text:p>input:required</text:p>
          </table:table-cell>
          <table:table-cell office:value-type="string">
            <text:p>Seleciona elementos &lt;input&gt; com o atributo “required” especificado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:root</text:p>
          </table:table-cell>
          <table:table-cell office:value-type="string">
            <text:p>Seleciona o root do documento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number-columns-repeated="2" office:value-type="string">
            <text:p>::selection</text:p>
          </table:table-cell>
          <table:table-cell office:value-type="string">
            <text:p>Seleciona a porção de um elemento que esteja selecionado pelo usuário</text:p>
          </table:table-cell>
          <table:table-cell office:value-type="string">
            <text:p> </text:p>
          </table:table-cell>
        </table:table-row>
        <table:table-row table:style-name="ro2">
          <table:table-cell office:value-type="string">
            <text:p>:target</text:p>
          </table:table-cell>
          <table:table-cell office:value-type="string">
            <text:p>#news:target</text:p>
          </table:table-cell>
          <table:table-cell office:value-type="string">
            <text:p>Seleciona o elemento #news que esteja ativo (clicado em uma URL que contenha uma ancora)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valid</text:p>
          </table:table-cell>
          <table:table-cell office:value-type="string">
            <text:p>input:valid</text:p>
          </table:table-cell>
          <table:table-cell office:value-type="string">
            <text:p>Seleciona todos os elementos &lt;input&gt; com um valor válido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visited</text:p>
          </table:table-cell>
          <table:table-cell office:value-type="string">
            <text:p>a:visited</text:p>
          </table:table-cell>
          <table:table-cell office:value-type="string">
            <text:p>Seleciona todos os links visitados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ngles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>
            <text:p>Selector</text:p>
          </table:table-cell>
          <table:table-cell office:value-type="string">
            <text:p>Example</text:p>
          </table:table-cell>
          <table:table-cell office:value-type="string">
            <text:p>Example description</text:p>
          </table:table-cell>
          <table:table-cell office:value-type="string">
            <text:p>CSS</text:p>
          </table:table-cell>
        </table:table-row>
        <table:table-row table:style-name="ro1">
          <table:table-cell office:value-type="string">
            <text:p>.class</text:p>
          </table:table-cell>
          <table:table-cell office:value-type="string">
            <text:p>.intro</text:p>
          </table:table-cell>
          <table:table-cell office:value-type="string">
            <text:p>Selects all elements with class="intro"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#id</text:p>
          </table:table-cell>
          <table:table-cell office:value-type="string">
            <text:p>#firstname</text:p>
          </table:table-cell>
          <table:table-cell office:value-type="string">
            <text:p>Selects the element with id="firstname"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*</text:p>
          </table:table-cell>
          <table:table-cell office:value-type="string">
            <text:p>Selects all element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ement</text:p>
          </table:table-cell>
          <table:table-cell office:value-type="string">
            <text:p>p</text:p>
          </table:table-cell>
          <table:table-cell office:value-type="string">
            <text:p>Selects all &lt;p&gt; el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ment,element</text:p>
          </table:table-cell>
          <table:table-cell office:value-type="string">
            <text:p>div,p</text:p>
          </table:table-cell>
          <table:table-cell office:value-type="string">
            <text:p>Selects all &lt;div&gt; elements and all &lt;p&gt; el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ment element</text:p>
          </table:table-cell>
          <table:table-cell office:value-type="string">
            <text:p>div p</text:p>
          </table:table-cell>
          <table:table-cell office:value-type="string">
            <text:p>Selects all &lt;p&gt; elements inside &lt;div&gt; element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element&gt;element</text:p>
          </table:table-cell>
          <table:table-cell office:value-type="string">
            <text:p>div&gt;p</text:p>
          </table:table-cell>
          <table:table-cell office:value-type="string">
            <text:p>Selects all &lt;p&gt; elements where the parent is a &lt;div&gt; el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element+element</text:p>
          </table:table-cell>
          <table:table-cell office:value-type="string">
            <text:p>div+p</text:p>
          </table:table-cell>
          <table:table-cell office:value-type="string">
            <text:p>Selects all &lt;p&gt; elements that are placed immediately after &lt;div&gt; elements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element1~element2</text:p>
          </table:table-cell>
          <table:table-cell office:value-type="string">
            <text:p>p~ul</text:p>
          </table:table-cell>
          <table:table-cell office:value-type="string">
            <text:p>Selects every &lt;ul&gt; element that are preceded by a &lt;p&gt; el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[attribute]</text:p>
          </table:table-cell>
          <table:table-cell office:value-type="string">
            <text:p>[target]</text:p>
          </table:table-cell>
          <table:table-cell office:value-type="string">
            <text:p>Selects all elements with a target attribute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[attribute=value]</text:p>
          </table:table-cell>
          <table:table-cell office:value-type="string">
            <text:p>[target=_blank]</text:p>
          </table:table-cell>
          <table:table-cell office:value-type="string">
            <text:p>Selects all elements with target="_blank"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[attribute~=value]</text:p>
          </table:table-cell>
          <table:table-cell office:value-type="string">
            <text:p>[title~=flower]</text:p>
          </table:table-cell>
          <table:table-cell office:value-type="string">
            <text:p>Selects all elements with a title attribute containing the word "flower"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[attribute|=value]</text:p>
          </table:table-cell>
          <table:table-cell office:value-type="string">
            <text:p>[lang|=en]</text:p>
          </table:table-cell>
          <table:table-cell office:value-type="string">
            <text:p>Selects all elements with a lang attribute value starting with "en"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[attribute^=value]</text:p>
          </table:table-cell>
          <table:table-cell office:value-type="string">
            <text:p>a[href^="https"]</text:p>
          </table:table-cell>
          <table:table-cell office:value-type="string">
            <text:p>Selects every &lt;a&gt; element whose href attribute value begins with "https"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[attribute$=value]</text:p>
          </table:table-cell>
          <table:table-cell office:value-type="string">
            <text:p>a[href$=".pdf"]</text:p>
          </table:table-cell>
          <table:table-cell office:value-type="string">
            <text:p>Selects every &lt;a&gt; element whose href attribute value ends with ".pdf"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[attribute*=value]</text:p>
          </table:table-cell>
          <table:table-cell office:value-type="string">
            <text:p>a[href*="w3schools"]</text:p>
          </table:table-cell>
          <table:table-cell office:value-type="string">
            <text:p>Selects every &lt;a&gt; element whose href attribute value contains the substring "w3schools"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active</text:p>
          </table:table-cell>
          <table:table-cell office:value-type="string">
            <text:p>a:active</text:p>
          </table:table-cell>
          <table:table-cell office:value-type="string">
            <text:p>Selects the active link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::after</text:p>
          </table:table-cell>
          <table:table-cell office:value-type="string">
            <text:p>p::after</text:p>
          </table:table-cell>
          <table:table-cell office:value-type="string">
            <text:p>Insert content after every &lt;p&gt; el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::before</text:p>
          </table:table-cell>
          <table:table-cell office:value-type="string">
            <text:p>p::before</text:p>
          </table:table-cell>
          <table:table-cell office:value-type="string">
            <text:p>Insert content before  the content of every &lt;p&gt; elem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:checked</text:p>
          </table:table-cell>
          <table:table-cell office:value-type="string">
            <text:p>input:checked</text:p>
          </table:table-cell>
          <table:table-cell office:value-type="string">
            <text:p>Selects every checked &lt;input&gt; el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disabled</text:p>
          </table:table-cell>
          <table:table-cell office:value-type="string">
            <text:p>input:disabled</text:p>
          </table:table-cell>
          <table:table-cell office:value-type="string">
            <text:p>Selects every disabled &lt;input&gt; el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empty</text:p>
          </table:table-cell>
          <table:table-cell office:value-type="string">
            <text:p>p:empty</text:p>
          </table:table-cell>
          <table:table-cell office:value-type="string">
            <text:p>Selects every &lt;p&gt; element that has no children (including text nodes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enabled</text:p>
          </table:table-cell>
          <table:table-cell office:value-type="string">
            <text:p>input:enabled</text:p>
          </table:table-cell>
          <table:table-cell office:value-type="string">
            <text:p>Selects every enabled &lt;input&gt; el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first-child</text:p>
          </table:table-cell>
          <table:table-cell office:value-type="string">
            <text:p>p:first-child</text:p>
          </table:table-cell>
          <table:table-cell office:value-type="string">
            <text:p>Selects every &lt;p&gt; element that is the first child of its parent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::first-letter</text:p>
          </table:table-cell>
          <table:table-cell office:value-type="string">
            <text:p>p::first-letter</text:p>
          </table:table-cell>
          <table:table-cell office:value-type="string">
            <text:p>Selects the first letter of every &lt;p&gt; el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::first-line</text:p>
          </table:table-cell>
          <table:table-cell office:value-type="string">
            <text:p>p::first-line</text:p>
          </table:table-cell>
          <table:table-cell office:value-type="string">
            <text:p>Selects the first line of every &lt;p&gt; element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:first-of-type</text:p>
          </table:table-cell>
          <table:table-cell office:value-type="string">
            <text:p>p:first-of-type</text:p>
          </table:table-cell>
          <table:table-cell office:value-type="string">
            <text:p>Selects every &lt;p&gt; element that is the first &lt;p&gt; element of its par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focus</text:p>
          </table:table-cell>
          <table:table-cell office:value-type="string">
            <text:p>input:focus</text:p>
          </table:table-cell>
          <table:table-cell office:value-type="string">
            <text:p>Selects the input element which has focus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:hover</text:p>
          </table:table-cell>
          <table:table-cell office:value-type="string">
            <text:p>a:hover</text:p>
          </table:table-cell>
          <table:table-cell office:value-type="string">
            <text:p>Selects links on mouse over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:in-range</text:p>
          </table:table-cell>
          <table:table-cell office:value-type="string">
            <text:p>input:in-range</text:p>
          </table:table-cell>
          <table:table-cell office:value-type="string">
            <text:p>Selects input elements with a value within a specified rang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invalid</text:p>
          </table:table-cell>
          <table:table-cell office:value-type="string">
            <text:p>input:invalid</text:p>
          </table:table-cell>
          <table:table-cell office:value-type="string">
            <text:p>Selects all input elemets with an invalid valu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lang(language)</text:p>
          </table:table-cell>
          <table:table-cell office:value-type="string">
            <text:p>p:lang(it)</text:p>
          </table:table-cell>
          <table:table-cell office:value-type="string">
            <text:p>Selects every &lt;p&gt; element with a lang attribute equal to "it" (Italian)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:last-child</text:p>
          </table:table-cell>
          <table:table-cell office:value-type="string">
            <text:p>p:last-child</text:p>
          </table:table-cell>
          <table:table-cell office:value-type="string">
            <text:p>Selects every &lt;p&gt; element that is the last child of its par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last-of-type</text:p>
          </table:table-cell>
          <table:table-cell office:value-type="string">
            <text:p>p:last-of-type</text:p>
          </table:table-cell>
          <table:table-cell office:value-type="string">
            <text:p>Selects every &lt;p&gt; element that is the last &lt;p&gt; element of its par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link</text:p>
          </table:table-cell>
          <table:table-cell office:value-type="string">
            <text:p>a:link</text:p>
          </table:table-cell>
          <table:table-cell office:value-type="string">
            <text:p>Selects all unvisited links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:not(selector)</text:p>
          </table:table-cell>
          <table:table-cell office:value-type="string">
            <text:p>:not(p)</text:p>
          </table:table-cell>
          <table:table-cell office:value-type="string">
            <text:p>Selects every element that is not a &lt;p&gt; el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nth-child(n)</text:p>
          </table:table-cell>
          <table:table-cell office:value-type="string">
            <text:p>p:nth-child(2)</text:p>
          </table:table-cell>
          <table:table-cell office:value-type="string">
            <text:p>Selects every &lt;p&gt; element that is the second child of its par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nth-last-child(n)</text:p>
          </table:table-cell>
          <table:table-cell office:value-type="string">
            <text:p>p:nth-last-child(2)</text:p>
          </table:table-cell>
          <table:table-cell office:value-type="string">
            <text:p>Selects every &lt;p&gt; element that is the second child of its parent, counting from the last chil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nth-last-of-type(n)</text:p>
          </table:table-cell>
          <table:table-cell office:value-type="string">
            <text:p>p:nth-last-of-type(2)</text:p>
          </table:table-cell>
          <table:table-cell office:value-type="string">
            <text:p>Selects every &lt;p&gt; element that is the second &lt;p&gt; element of its parent, counting from the last chil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nth-of-type(n)</text:p>
          </table:table-cell>
          <table:table-cell office:value-type="string">
            <text:p>p:nth-of-type(2)</text:p>
          </table:table-cell>
          <table:table-cell office:value-type="string">
            <text:p>Selects every &lt;p&gt; element that is the second &lt;p&gt; element of its par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only-of-type</text:p>
          </table:table-cell>
          <table:table-cell office:value-type="string">
            <text:p>p:only-of-type</text:p>
          </table:table-cell>
          <table:table-cell office:value-type="string">
            <text:p>Selects every &lt;p&gt; element that is the only &lt;p&gt; element of its par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only-child</text:p>
          </table:table-cell>
          <table:table-cell office:value-type="string">
            <text:p>p:only-child</text:p>
          </table:table-cell>
          <table:table-cell office:value-type="string">
            <text:p>Selects every &lt;p&gt; element that is the only child of its par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optional</text:p>
          </table:table-cell>
          <table:table-cell office:value-type="string">
            <text:p>input:optional</text:p>
          </table:table-cell>
          <table:table-cell office:value-type="string">
            <text:p>Selects input elements with no "required" attribut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out-of-range</text:p>
          </table:table-cell>
          <table:table-cell office:value-type="string">
            <text:p>input:out-of-range</text:p>
          </table:table-cell>
          <table:table-cell office:value-type="string">
            <text:p>Selects input elements with a value outside a specified range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read-only</text:p>
          </table:table-cell>
          <table:table-cell office:value-type="string">
            <text:p>input:read-only</text:p>
          </table:table-cell>
          <table:table-cell office:value-type="string">
            <text:p>Selects input elements with the "readonly" attribute specified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:read-write</text:p>
          </table:table-cell>
          <table:table-cell office:value-type="string">
            <text:p>input:read-write</text:p>
          </table:table-cell>
          <table:table-cell office:value-type="string">
            <text:p>Selects input elements with the "readonly" attribute NOT specified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required</text:p>
          </table:table-cell>
          <table:table-cell office:value-type="string">
            <text:p>input:required</text:p>
          </table:table-cell>
          <table:table-cell office:value-type="string">
            <text:p>Selects input elements with the "required" attribute specified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string">
            <text:p>:root</text:p>
          </table:table-cell>
          <table:table-cell office:value-type="string">
            <text:p>Selects the document's root element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number-columns-repeated="2" office:value-type="string">
            <text:p>::selection</text:p>
          </table:table-cell>
          <table:table-cell office:value-type="string">
            <text:p>Selects the portion of an element that is selected by a user</text:p>
          </table:table-cell>
          <table:table-cell office:value-type="string">
            <text:p> </text:p>
          </table:table-cell>
        </table:table-row>
        <table:table-row table:style-name="ro1">
          <table:table-cell office:value-type="string">
            <text:p>:target</text:p>
          </table:table-cell>
          <table:table-cell office:value-type="string">
            <text:p>#news:target</text:p>
          </table:table-cell>
          <table:table-cell office:value-type="string">
            <text:p>Selects the current active #news element (clicked on a URL containing that anchor name)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valid</text:p>
          </table:table-cell>
          <table:table-cell office:value-type="string">
            <text:p>input:valid</text:p>
          </table:table-cell>
          <table:table-cell office:value-type="string">
            <text:p>Selects all input elements with a valid value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:visited</text:p>
          </table:table-cell>
          <table:table-cell office:value-type="string">
            <text:p>a:visited</text:p>
          </table:table-cell>
          <table:table-cell office:value-type="string">
            <text:p>Selects all visited links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2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isson Chiquitto</meta:initial-creator>
    <meta:creation-date>2014-08-12T15:17:23</meta:creation-date>
    <dc:date>2014-08-12T16:21:58</dc:date>
    <dc:creator>Alisson Chiquitto</dc:creator>
    <meta:editing-duration>PT1H3M47S</meta:editing-duration>
    <meta:editing-cycles>7</meta:editing-cycles>
    <meta:generator>LibreOffice/3.5$Linux_X86_64 LibreOffice_project/350m1$Build-2</meta:generator>
    <meta:document-statistic meta:table-count="2" meta:cell-count="423" meta:object-count="0"/>
  </office:meta>
</office:document-meta>
</file>